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??Regular" svg:font-family="??Regular" style:font-family-generic="roman" svg:panose-1="0 0 0 0 0 0 0 0 0 0"/>
    <style:font-face style:name="CourierNewRegular" svg:font-family="CourierNewRegular" style:font-family-generic="roman" svg:panose-1="0 0 0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8pt" style:font-size-asian="18pt" style:font-size-complex="18pt" style:text-underline-type="double" style:text-underline-style="solid" style:text-underline-width="auto" style:text-underline-mode="continuous"/>
    </style:style>
    <style:style style:name="T3" style:parent-style-name="DefaultParagraphFont" style:family="text">
      <style:text-properties fo:font-size="18pt" style:font-size-asian="18pt" style:font-size-complex="18pt" style:text-underline-type="double" style:text-underline-style="solid" style:text-underline-width="auto" style:text-underline-mode="continuous"/>
    </style:style>
    <style:style style:name="T4" style:parent-style-name="DefaultParagraphFont" style:family="text">
      <style:text-properties fo:font-size="18pt" style:font-size-asian="18pt" style:font-size-complex="18pt" style:text-underline-type="double" style:text-underline-style="solid" style:text-underline-width="auto" style:text-underline-mode="continuous"/>
    </style:style>
    <style:style style:name="T5" style:parent-style-name="DefaultParagraphFont" style:family="text">
      <style:text-properties fo:font-size="18pt" style:font-size-asian="18pt" style:font-size-complex="18pt" style:text-underline-type="double" style:text-underline-style="solid" style:text-underline-width="auto" style:text-underline-mode="continuous"/>
    </style:style>
    <style:style style:name="T6" style:parent-style-name="DefaultParagraphFont" style:family="text">
      <style:text-properties fo:font-size="18pt" style:font-size-asian="18pt" style:font-size-complex="18pt" style:text-underline-type="doub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double" style:text-underline-style="solid" style:text-underline-width="auto" style:text-underline-mode="continuous"/>
    </style:style>
    <style:style style:name="P8" style:parent-style-name="Standard" style:family="paragraph">
      <style:paragraph-properties fo:text-align="start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start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start"/>
    </style:style>
    <style:style style:name="P16" style:parent-style-name="Standard" style:family="paragraph">
      <style:paragraph-properties fo:text-align="start"/>
    </style:style>
    <style:style style:name="P17" style:parent-style-name="Standard" style:family="paragraph">
      <style:paragraph-properties fo:text-align="start"/>
    </style:style>
    <style:style style:name="P18" style:parent-style-name="Standard" style:family="paragraph">
      <style:paragraph-properties fo:text-align="start"/>
    </style:style>
    <style:style style:name="P19" style:parent-style-name="Standard" style:family="paragraph">
      <style:paragraph-properties fo:text-align="start"/>
    </style:style>
    <style:style style:name="P20" style:parent-style-name="Standard" style:family="paragraph">
      <style:paragraph-properties fo:text-align="start"/>
    </style:style>
    <style:style style:name="T21" style:parent-style-name="DefaultParagraphFont" style:family="text">
      <style:text-properties fo:color="#FF0000"/>
    </style:style>
    <style:style style:name="P22" style:parent-style-name="Standard" style:family="paragraph">
      <style:paragraph-properties fo:text-align="start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start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start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start" fo:text-indent="0.2916in"/>
    </style:style>
    <style:style style:name="P30" style:parent-style-name="Standard" style:family="paragraph">
      <style:paragraph-properties fo:text-align="start" fo:text-indent="0.2916in"/>
    </style:style>
    <style:style style:name="P31" style:parent-style-name="Standard" style:family="paragraph">
      <style:paragraph-properties fo:text-align="start" fo:text-indent="0.2916in"/>
    </style:style>
    <style:style style:name="P32" style:parent-style-name="Standard" style:family="paragraph">
      <style:paragraph-properties fo:text-align="start" fo:text-indent="0.2916in"/>
    </style:style>
    <style:style style:name="P33" style:parent-style-name="Standard" style:family="paragraph">
      <style:paragraph-properties fo:text-align="start"/>
    </style:style>
    <style:style style:name="P34" style:parent-style-name="Standard" style:family="paragraph">
      <style:paragraph-properties fo:text-align="start"/>
    </style:style>
    <style:style style:name="T35" style:parent-style-name="DefaultParagraphFont" style:family="text">
      <style:text-properties fo:font-weight="bold" style:font-weight-asian="bold" fo:font-size="12pt" style:font-size-asian="12pt"/>
    </style:style>
    <style:style style:name="T36" style:parent-style-name="DefaultParagraphFont" style:family="text">
      <style:text-properties fo:font-size="10pt" style:font-size-asian="10pt"/>
    </style:style>
    <style:style style:name="P37" style:parent-style-name="Standard" style:family="paragraph">
      <style:paragraph-properties fo:text-align="start"/>
      <style:text-properties fo:font-size="10pt" style:font-size-asian="10pt"/>
    </style:style>
    <style:style style:name="P38" style:parent-style-name="Standard" style:family="paragraph">
      <style:paragraph-properties fo:text-align="start"/>
      <style:text-properties fo:font-size="10pt" style:font-size-asian="10pt"/>
    </style:style>
    <style:style style:name="P39" style:parent-style-name="Standard" style:family="paragraph">
      <style:paragraph-properties fo:text-align="start"/>
      <style:text-properties fo:font-size="10pt" style:font-size-asian="10pt"/>
    </style:style>
    <style:style style:name="P40" style:parent-style-name="Standard" style:family="paragraph">
      <style:paragraph-properties fo:text-align="start"/>
      <style:text-properties fo:font-size="10pt" style:font-size-asian="10pt"/>
    </style:style>
    <style:style style:name="P41" style:parent-style-name="Standard" style:family="paragraph">
      <style:paragraph-properties fo:text-align="start"/>
    </style:style>
    <style:style style:name="T42" style:parent-style-name="DefaultParagraphFont" style:family="text">
      <style:text-properties fo:font-size="10pt" style:font-size-asian="10pt"/>
    </style:style>
    <style:style style:name="T43" style:parent-style-name="DefaultParagraphFont" style:family="text">
      <style:text-properties fo:font-size="10pt" style:font-size-asian="10pt"/>
    </style:style>
    <style:style style:name="T44" style:parent-style-name="DefaultParagraphFont" style:family="text">
      <style:text-properties fo:font-size="10pt" style:font-size-asian="10pt"/>
    </style:style>
    <style:style style:name="T45" style:parent-style-name="DefaultParagraphFont" style:family="text">
      <style:text-properties fo:font-size="10pt" style:font-size-asian="10pt"/>
    </style:style>
    <style:style style:name="T46" style:parent-style-name="DefaultParagraphFont" style:family="text">
      <style:text-properties fo:font-size="10pt" style:font-size-asian="10pt"/>
    </style:style>
    <style:style style:name="T47" style:parent-style-name="DefaultParagraphFont" style:family="text">
      <style:text-properties fo:font-size="10pt" style:font-size-asian="10pt"/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fo:font-size="10pt" style:font-size-asian="10pt"/>
    </style:style>
    <style:style style:name="T50" style:parent-style-name="DefaultParagraphFont" style:family="text">
      <style:text-properties fo:font-size="10pt" style:font-size-asian="10pt"/>
    </style:style>
    <style:style style:name="T51" style:parent-style-name="DefaultParagraphFont" style:family="text">
      <style:text-properties fo:font-size="10pt" style:font-size-asian="10pt"/>
    </style:style>
    <style:style style:name="P52" style:parent-style-name="Standard" style:family="paragraph">
      <style:paragraph-properties fo:text-align="start"/>
    </style:style>
    <style:style style:name="T53" style:parent-style-name="DefaultParagraphFont" style:family="text">
      <style:text-properties style:font-name="??Regular" fo:color="#000000" fo:font-size="7pt" style:font-size-asian="7pt"/>
    </style:style>
    <style:style style:name="T54" style:parent-style-name="DefaultParagraphFont" style:family="text">
      <style:text-properties style:font-name="??Regular" fo:color="#000000" fo:font-size="7pt" style:font-size-asian="7pt"/>
    </style:style>
    <style:style style:name="T55" style:parent-style-name="DefaultParagraphFont" style:family="text">
      <style:text-properties style:font-name="??Regular" fo:color="#000000" fo:font-size="7pt" style:font-size-asian="7pt"/>
    </style:style>
    <style:style style:name="T56" style:parent-style-name="DefaultParagraphFont" style:family="text">
      <style:text-properties style:font-name="??Regular" fo:color="#000000" fo:font-size="7pt" style:font-size-asian="7pt"/>
    </style:style>
    <style:style style:name="T57" style:parent-style-name="DefaultParagraphFont" style:family="text">
      <style:text-properties style:font-name="??Regular" fo:color="#000000" fo:font-size="7pt" style:font-size-asian="7pt"/>
    </style:style>
    <style:style style:name="T58" style:parent-style-name="DefaultParagraphFont" style:family="text">
      <style:text-properties style:font-name="??Regular" fo:color="#000000" fo:font-size="7pt" style:font-size-asian="7pt"/>
    </style:style>
    <style:style style:name="T59" style:parent-style-name="DefaultParagraphFont" style:family="text">
      <style:text-properties style:font-name="??Regular" fo:color="#000000" fo:font-size="7pt" style:font-size-asian="7pt"/>
    </style:style>
    <style:style style:name="T60" style:parent-style-name="DefaultParagraphFont" style:family="text">
      <style:text-properties style:font-name="??Regular" fo:color="#000000" fo:font-size="7pt" style:font-size-asian="7pt"/>
    </style:style>
    <style:style style:name="T61" style:parent-style-name="DefaultParagraphFont" style:family="text">
      <style:text-properties style:font-name="??Regular" fo:color="#000000" fo:font-size="7pt" style:font-size-asian="7pt"/>
    </style:style>
    <style:style style:name="T62" style:parent-style-name="DefaultParagraphFont" style:family="text">
      <style:text-properties style:font-name="??Regular" fo:color="#000000" fo:font-size="7pt" style:font-size-asian="7pt"/>
    </style:style>
    <style:style style:name="T63" style:parent-style-name="DefaultParagraphFont" style:family="text">
      <style:text-properties style:font-name="??Regular" fo:color="#000000" fo:font-size="7pt" style:font-size-asian="7pt"/>
    </style:style>
    <style:style style:name="T64" style:parent-style-name="DefaultParagraphFont" style:family="text">
      <style:text-properties style:font-name="??Regular" fo:color="#000000" fo:font-size="7pt" style:font-size-asian="7pt"/>
    </style:style>
    <style:style style:name="T65" style:parent-style-name="DefaultParagraphFont" style:family="text">
      <style:text-properties style:font-name="??Regular" fo:color="#000000" fo:font-size="7pt" style:font-size-asian="7pt"/>
    </style:style>
    <style:style style:name="P66" style:parent-style-name="Standard" style:family="paragraph">
      <style:paragraph-properties fo:text-align="start"/>
    </style:style>
    <style:style style:name="T67" style:parent-style-name="DefaultParagraphFont" style:family="text">
      <style:text-properties style:font-name="??Regular" fo:color="#000000" fo:font-size="7pt" style:font-size-asian="7pt"/>
    </style:style>
    <style:style style:name="T68" style:parent-style-name="DefaultParagraphFont" style:family="text">
      <style:text-properties style:font-name="??Regular" fo:color="#000000" fo:font-size="7pt" style:font-size-asian="7pt"/>
    </style:style>
    <style:style style:name="P69" style:parent-style-name="Standard" style:family="paragraph">
      <style:paragraph-properties fo:text-align="start"/>
    </style:style>
    <style:style style:name="T70" style:parent-style-name="DefaultParagraphFont" style:family="text">
      <style:text-properties style:font-name="??Regular" fo:color="#000000" fo:font-size="7pt" style:font-size-asian="7pt"/>
    </style:style>
    <style:style style:name="T71" style:parent-style-name="DefaultParagraphFont" style:family="text">
      <style:text-properties style:font-name="??Regular" fo:font-weight="bold" style:font-weight-asian="bold" style:font-weight-complex="bold" fo:color="#000000" fo:font-size="7pt" style:font-size-asian="7pt"/>
    </style:style>
    <style:style style:name="T72" style:parent-style-name="DefaultParagraphFont" style:family="text">
      <style:text-properties style:font-name="??Regular" fo:color="#000000" fo:font-size="7pt" style:font-size-asian="7pt"/>
    </style:style>
    <style:style style:name="T73" style:parent-style-name="DefaultParagraphFont" style:family="text">
      <style:text-properties style:font-name="??Regular" fo:color="#000000" fo:font-size="7pt" style:font-size-asian="7pt"/>
    </style:style>
    <style:style style:name="T74" style:parent-style-name="DefaultParagraphFont" style:family="text">
      <style:text-properties style:font-name="??Regular" fo:color="#000000" fo:font-size="7pt" style:font-size-asian="7pt"/>
    </style:style>
    <style:style style:name="P75" style:parent-style-name="Standard" style:family="paragraph">
      <style:paragraph-properties fo:text-align="start"/>
      <style:text-properties style:font-name="??Regular" fo:color="#000000" fo:font-size="7pt" style:font-size-asian="7pt"/>
    </style:style>
    <style:style style:name="P76" style:parent-style-name="Standard" style:family="paragraph">
      <style:paragraph-properties fo:text-align="start"/>
      <style:text-properties style:font-name="??Regular" fo:color="#000000" fo:font-size="7pt" style:font-size-asian="7pt"/>
    </style:style>
    <style:style style:name="P77" style:parent-style-name="Standard" style:family="paragraph">
      <style:paragraph-properties fo:text-align="start"/>
    </style:style>
    <style:style style:name="T78" style:parent-style-name="DefaultParagraphFont" style:family="text">
      <style:text-properties style:font-name="??Regular" fo:color="#000000" fo:font-size="7pt" style:font-size-asian="7pt"/>
    </style:style>
    <style:style style:name="T79" style:parent-style-name="DefaultParagraphFont" style:family="text">
      <style:text-properties style:font-name="??Regular" fo:color="#000000" fo:font-size="7pt" style:font-size-asian="7pt"/>
    </style:style>
    <style:style style:name="T80" style:parent-style-name="DefaultParagraphFont" style:family="text">
      <style:text-properties style:font-name="??Regular" fo:color="#000000" fo:font-size="7pt" style:font-size-asian="7pt"/>
    </style:style>
    <style:style style:name="P81" style:parent-style-name="Standard" style:family="paragraph">
      <style:paragraph-properties fo:text-align="start"/>
      <style:text-properties fo:font-size="10pt" style:font-size-asian="10pt"/>
    </style:style>
    <style:style style:name="P82" style:parent-style-name="Standard" style:family="paragraph">
      <style:paragraph-properties fo:text-align="start"/>
      <style:text-properties fo:font-size="10pt" style:font-size-asian="10pt"/>
    </style:style>
    <style:style style:name="P83" style:parent-style-name="Standard" style:family="paragraph">
      <style:paragraph-properties fo:text-align="start"/>
      <style:text-properties fo:font-size="10pt" style:font-size-asian="10pt"/>
    </style:style>
    <style:style style:name="P84" style:parent-style-name="Standard" style:family="paragraph">
      <style:paragraph-properties fo:text-align="start"/>
      <style:text-properties fo:font-size="10pt" style:font-size-asian="10pt"/>
    </style:style>
    <style:style style:name="P85" style:parent-style-name="Standard" style:family="paragraph">
      <style:paragraph-properties fo:text-align="start"/>
      <style:text-properties fo:font-size="10pt" style:font-size-asian="10pt"/>
    </style:style>
    <style:style style:name="P86" style:parent-style-name="Standard" style:family="paragraph">
      <style:paragraph-properties fo:text-align="start" fo:text-indent="0.2916in"/>
    </style:style>
    <style:style style:name="P87" style:parent-style-name="Standard" style:family="paragraph">
      <style:paragraph-properties fo:text-align="start" fo:text-indent="0.2916in"/>
    </style:style>
    <style:style style:name="P88" style:parent-style-name="Standard" style:family="paragraph">
      <style:paragraph-properties fo:text-align="start" fo:text-indent="0.2916in"/>
    </style:style>
    <style:style style:name="P89" style:parent-style-name="Standard" style:family="paragraph">
      <style:paragraph-properties fo:text-align="start" fo:text-indent="0.2916in"/>
    </style:style>
    <style:style style:name="P90" style:parent-style-name="Standard" style:family="paragraph">
      <style:paragraph-properties fo:text-align="start" fo:text-indent="0.2916in"/>
    </style:style>
  </office:automatic-styles>
  <office:body>
    <office:text text:use-soft-page-breaks="true">
      <text:p text:style-name="P1"><text:span text:style-name="T2">“Python</text:span><text:span text:style-name="T3">编程：</text:span><text:span text:style-name="T4"><text:s/></text:span><text:span text:style-name="T5">从入门到实践</text:span><text:span text:style-name="T6">” ---</text:span><text:span text:style-name="T7">读书笔记</text:span></text:p>
      <text:p text:style-name="Caption">（与perl区别，句尾没有分号。）</text:p>
      <text:p text:style-name="P8"><text:span text:style-name="T9"><text:tab/></text:span><text:span text:style-name="T10">第一章</text:span><text:span text:style-name="T11">：</text:span>python的版本、安装及使用使用说明。</text:p>
      <text:p text:style-name="P12"><text:tab/><text:span text:style-name="T13">第二章</text:span><text:span text:style-name="T14">：变量</text:span>使用及变量规则。规则：</text:p>
      <text:p text:style-name="P15">1、变量名包含字母、数字、下划线，不能以数字开头；</text:p>
      <text:p text:style-name="P16">2、变量名不能包含空格；</text:p>
      <text:p text:style-name="P17">3、不能使用关键字和函数名做为变量名，如print；</text:p>
      <text:p text:style-name="P18">4、变量名既简短又具有描述性。例如，name比n好，student_name比s_n好，name_length比length_of_person_name好；</text:p>
      <text:p text:style-name="P19">5、谨慎小写字母l和大写字母O，因为它们很可能被人开错为1和0。</text:p>
      <text:p text:style-name="P20">注意】<text:s/>尽量使用小写字母的Python变量名，避免使用大写字母是个不错的主意。每个程序员都会犯错，尽量避免一些低级错误，比如字母<text:span text:style-name="T21">拼写错误</text:span>。</text:p>
      <text:p text:style-name="P22"><text:tab/><text:span text:style-name="T23">字符串：</text:span>用单引号或双引号括起来的都是，其中双引号内可以包含单引号，单引号内可以包含双引号。Title()、upper()、lower()、<text:s/>拼接（+）、删除字符串末尾的空白rstrip（）、</text:p>
      <text:p text:style-name="P24"><text:tab/><text:span text:style-name="T25">数字：</text:span>整数运算、浮点数运算、str()非字符串转化为字符串。</text:p>
      <text:p text:style-name="P26"><text:tab/><text:span text:style-name="T27">第三章</text:span><text:span text:style-name="T28">：</text:span>列表，用方括号（[ ]）表示，并用逗号来分隔其中的元素。索引值[-1]表示最后一个元素的位置。创建空列表，使用Append（）往列表中加元素。Insert()插入元素insert(角标，元素)。Del name[角标]删除元素。Pop和del的区别，删除的元素不再使用则用del，会再使用的用pop。<text:s text:c="6"/>根据元素值来删除用remove(元素值)，remove()只会删除第一个指定的值。<text:s text:c="6"/></text:p>
      <text:p text:style-name="P29">Sort()按元素首字母排序，sort(reverse=True)按元素首字母倒序排序；sorted()临时排序。</text:p>
      <text:p text:style-name="P30">Reverse()反序，与上次相对，不以字母排序相关。</text:p>
      <text:p text:style-name="P31">Len()，显示列表中元素的个数。【个数从1开始，角标从0开始】。<text:s/>Len（cars）。</text:p>
      <text:p text:style-name="P32">备注【注意<text:s/>发生索引错误却找不到解决办法时，<text:s/>请尝试将列表或其长度打印出来。<text:s/>列表可能与你以为的截然不同，<text:s/>在程序对其进行了动态处理时尤其如此。<text:s/>通过查看列表</text:p>
      <text:p text:style-name="P33">或其包含的元素数，<text:s/>可帮助你找出这种逻辑错误。】</text:p>
      <text:p text:style-name="P34"><text:tab/><text:span text:style-name="T35">第四章：</text:span><text:span text:style-name="T36">操作列表</text:span></text:p>
      <text:p text:style-name="P37"><text:tab/>遍历，使用for循环。For manigican in manigicans:【容易遗漏冒号】</text:p>
      <text:p text:style-name="P38"><text:tab/>在for<text:s/>循环后面，<text:s/>没有缩进的代码都只执行一次，<text:s/>而不会重复执行。【避免缩进错误】</text:p>
      <text:p text:style-name="P39"><text:tab/>数字的统计，<text:s/>min(digits)、mux(digits)、sum(digits).</text:p>
      <text:p text:style-name="P40"><text:tab/>切片。can be considered that left closed and right open “[)”</text:p>
      <text:p text:style-name="P41"><text:span text:style-name="T42"><text:tab/></text:span><text:span text:style-name="T43">如果需要赋值一个列表，并单独对这个列表进行修改，那么需要使用切片的方式赋值，即副本。</text:span><text:span text:style-name="T44">Friend_foods = my_foods[:]</text:span><text:span text:style-name="T45">【两个列表</text:span><text:span text:style-name="T46">friend_foods</text:span><text:span text:style-name="T47">、</text:span><text:span text:style-name="T48">my_foods</text:span><text:span text:style-name="T49">不指向同一个列表】。而</text:span><text:span text:style-name="T50">friend_foods=my_foods</text:span><text:span text:style-name="T51">【两个列表指向同一个列表，修改任意个列表另一个也会跟着变化】</text:span></text:p>
      <text:soft-page-break/>
      <text:p text:style-name="P52"><text:span text:style-name="T53"><text:tab/>Tuple:</text:span><text:span text:style-name="T54">不可变的列表被称为元组</text:span><text:span text:style-name="T55"><text:s/></text:span><text:span text:style-name="T56">。</text:span><text:span text:style-name="T57"><text:s/></text:span><text:span text:style-name="T58">圆括号</text:span><text:span text:style-name="T59">.<text:s/></text:span><text:span text:style-name="T60">虽然不能修改元组的元素，</text:span><text:span text:style-name="T61"><text:s/></text:span><text:span text:style-name="T62">但可以给存储元组的变量赋值。</text:span><text:span text:style-name="T63"><text:s/></text:span><text:span text:style-name="T64">可重新定义整个元组</text:span><text:span text:style-name="T65">.</text:span></text:p>
      <text:p text:style-name="P66"><text:span text:style-name="T67"><text:tab/>Retract, len of line, null string</text:span><text:span text:style-name="T68">,</text:span></text:p>
      <text:p text:style-name="P69"><text:span text:style-name="T70"><text:tab/></text:span><text:span text:style-name="T71">第五章</text:span><text:span text:style-name="T72">：</text:span><text:span text:style-name="T73">if</text:span><text:span text:style-name="T74">语句。</text:span></text:p>
      <text:p text:style-name="P75"><text:tab/>for循环语句后加冒号：，if语句后加冒号：，else后加冒号：。</text:p>
      <text:p text:style-name="P76"><text:tab/>Car.lower( ),<text:s/>只是临时修改，不会修改car中原来的值。</text:p>
      <text:p text:style-name="P77"><text:span text:style-name="T78"><text:tab/></text:span><text:span text:style-name="T79">用来作为判断的方式，</text:span><text:span text:style-name="T80"><text:s/>= <text:s/>&lt; &lt;= &gt; &gt;= <text:s/>!=, <text:s text:c="2"/>and <text:s text:c="2"/>or <text:s text:c="3"/>in <text:s text:c="3"/>not in, <text:s/></text:span></text:p>
      <text:p text:style-name="P81"><text:tab/></text:p>
      <text:p text:style-name="P82"><text:tab/></text:p>
      <text:p text:style-name="P83"/>
      <text:p text:style-name="P84"><text:tab/></text:p>
      <text:p text:style-name="P85"><text:tab/></text:p>
      <text:p text:style-name="P86"/>
      <text:p text:style-name="P87"/>
      <text:p text:style-name="P88"/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??Regular" svg:font-family="??Regular" style:font-family-generic="roman" svg:panose-1="0 0 0 0 0 0 0 0 0 0"/>
    <style:font-face style:name="CourierNewRegular" svg:font-family="CourierNewRegular" style:font-family-generic="roman" svg:panose-1="0 0 0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等线" style:font-name-asian="等线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Droid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Footer" style:display-name="Footer" style:family="paragraph" style:parent-style-name="Standard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HeaderChar" style:display-name="Header Char" style:family="text" style:parent-style-name="DefaultParagraphFont">
      <style:text-properties fo:font-size="9pt" style:font-size-asian="9pt" style:font-size-complex="9pt"/>
    </style:style>
    <style:style style:name="FooterChar" style:display-name="Footer Char" style:family="text" style:parent-style-name="DefaultParagraphFont">
      <style:text-properties fo:font-size="9pt" style:font-size-asian="9pt" style:font-size-complex="9pt"/>
    </style:style>
    <style:style style:name="fontstyle01" style:display-name="fontstyle01" style:family="text" style:parent-style-name="DefaultParagraphFont">
      <style:text-properties style:font-name="??Regular" style:font-name-asian="??Regular" style:font-name-complex="??Regular" fo:font-weight="normal" style:font-weight-asian="normal" style:font-weight-complex="normal" fo:font-style="normal" style:font-style-asian="normal" style:font-style-complex="normal" fo:color="#000000" fo:font-size="7pt" style:font-size-asian="7pt" style:font-size-complex="7pt"/>
    </style:style>
    <style:style style:name="fontstyle11" style:display-name="fontstyle11" style:family="text" style:parent-style-name="DefaultParagraphFont">
      <style:text-properties style:font-name="CourierNewRegular" style:font-name-asian="CourierNewRegular" style:font-name-complex="CourierNewRegular" fo:font-weight="normal" style:font-weight-asian="normal" style:font-weight-complex="normal" fo:font-style="normal" style:font-style-asian="normal" style:font-style-complex="normal" fo:color="#000000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高 伟</meta:initial-creator>
    <dc:creator>高 伟</dc:creator>
    <meta:creation-date>2020-02-28T06:41:00Z</meta:creation-date>
    <dc:date>2020-03-02T08:54:00Z</dc:date>
    <meta:template xlink:href="Normal.dotm" xlink:type="simple"/>
    <meta:editing-cycles>9</meta:editing-cycles>
    <meta:editing-duration>PT2145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29" meta:character-count="1532" meta:row-count="10" meta:non-whitespace-character-count="1306"/>
  </office:meta>
</office:document-meta>
</file>